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cba2" officeooo:paragraph-rsid="001bcba2"/>
    </style:style>
    <style:style style:name="P2" style:family="paragraph" style:parent-style-name="Standard">
      <style:text-properties officeooo:rsid="001ed55b" officeooo:paragraph-rsid="001ed55b"/>
    </style:style>
    <style:style style:name="P3" style:family="paragraph" style:parent-style-name="Standard">
      <style:text-properties officeooo:rsid="001f2518" officeooo:paragraph-rsid="001ed55b"/>
    </style:style>
    <style:style style:name="P4" style:family="paragraph" style:parent-style-name="Standard">
      <style:text-properties officeooo:rsid="001f2518" officeooo:paragraph-rsid="001f25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nvolguts/ udes companys/es, </text:p>
      <text:p text:style-name="P1"/>
      <text:p text:style-name="P1"/>
      <text:p text:style-name="P2">Vus enviam aquest missatge per avisarvos que de que hem fet una recaudació a l’ajuntament de Maó i teniu un plaç fins Abril per a poder pagar el rebut de l’IBI</text:p>
      <text:p text:style-name="P2"/>
      <text:p text:style-name="P3"/>
      <text:p text:style-name="P4">Encara teniu el plaç obert per a poder aportar a la recaudació i fer el pagament.</text:p>
      <text:p text:style-name="P3"/>
      <text:p text:style-name="P3"/>
      <text:p text:style-name="P3"/>
      <text:p text:style-name="P3"/>
      <text:p text:style-name="P3"/>
      <text:p text:style-name="P3"/>
      <text:p text:style-name="P4">Ben cordialment </text:p>
      <text:p text:style-name="P4"/>
      <text:p text:style-name="P4">[Rúbrica]</text:p>
      <text:p text:style-name="P4"/>
      <text:p text:style-name="P4"/>
      <text:p text:style-name="P4">Salomon Villada Hoyos</text:p>
      <text:p text:style-name="P4"/>
      <text:p text:style-name="P4">Ajuntament de Maó</text:p>
      <text:p text:style-name="P4"/>
      <text:p text:style-name="P4">Maó, 27 de novembre de 202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22:39.771358407</meta:creation-date>
    <dc:date>2023-11-27T11:30:31.625841330</dc:date>
    <meta:editing-duration>PT7M11S</meta:editing-duration>
    <meta:editing-cycles>1</meta:editing-cycles>
    <meta:document-statistic meta:table-count="0" meta:image-count="0" meta:object-count="0" meta:page-count="1" meta:paragraph-count="8" meta:word-count="65" meta:character-count="360" meta:non-whitespace-character-count="301"/>
    <meta:generator>LibreOffice/7.3.7.2$Linux_X86_64 LibreOffice_project/30$Build-2</meta:generator>
  </office:meta>
</office:document-meta>
</file>